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09cm" draw:marker-end-width="0.509cm" draw:fill="none" draw:textarea-vertical-align="middle" fo:padding-top="0.218cm" fo:padding-bottom="0.218cm" fo:padding-left="0.343cm" fo:padding-right="0.34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315cm" fo:min-width="0.065cm"/>
    </style:style>
    <style:style style:name="gr3" style:family="graphic" style:parent-style-name="standard">
      <style:graphic-properties draw:stroke="none" draw:fill-color="#cc00cc" draw:opacity="85%" draw:textarea-horizontal-align="justify" draw:textarea-vertical-align="middle" draw:auto-grow-height="false" fo:min-height="3.96cm" fo:min-width="4.018cm"/>
    </style:style>
    <style:style style:name="gr4" style:family="graphic" style:parent-style-name="standard">
      <style:graphic-properties draw:stroke="none" draw:fill-color="#ff6600" draw:opacity="86%" draw:textarea-horizontal-align="justify" draw:textarea-vertical-align="middle" draw:auto-grow-height="false" fo:min-height="3.96cm" fo:min-width="4.018cm"/>
    </style:style>
    <style:style style:name="gr5" style:family="graphic" style:parent-style-name="standard">
      <style:graphic-properties draw:stroke="none" draw:fill-color="#ff3333" draw:opacity="86%" draw:textarea-horizontal-align="justify" draw:textarea-vertical-align="middle" draw:auto-grow-height="false" fo:min-height="3.96cm" fo:min-width="4.018cm"/>
    </style:style>
    <style:style style:name="gr6" style:family="graphic" style:parent-style-name="standard">
      <style:graphic-properties draw:stroke="none" draw:fill-color="#666666" draw:opacity="86%" draw:textarea-horizontal-align="justify" draw:textarea-vertical-align="middle" draw:auto-grow-height="false" fo:min-height="3.96cm" fo:min-width="4.0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cc00cc" draw:opacity="85%"/>
      <style:paragraph-properties fo:text-align="center"/>
    </style:style>
    <style:style style:name="P4" style:family="paragraph">
      <loext:graphic-properties draw:fill-color="#ff6600" draw:opacity="86%"/>
      <style:paragraph-properties fo:text-align="center"/>
    </style:style>
    <style:style style:name="P5" style:family="paragraph">
      <loext:graphic-properties draw:fill-color="#ff3333" draw:opacity="86%"/>
      <style:paragraph-properties fo:text-align="center"/>
    </style:style>
    <style:style style:name="P6" style:family="paragraph">
      <loext:graphic-properties draw:fill-color="#666666" draw:opacity="86%"/>
      <style:paragraph-properties fo:text-align="center"/>
    </style:style>
  </office:automatic-styles>
  <office:body>
    <office:drawing>
      <draw:page draw:name="page1" draw:style-name="dp1" draw:master-page-name="libre-office-draw-template">
        <draw:path draw:style-name="gr1" draw:text-style-name="P1" draw:layer="layout" svg:width="7.796cm" svg:height="2.185cm" draw:transform="rotate (0.982794901798007) translate (5.656cm 12.16cm)" svg:viewBox="0 0 7797 2186" svg:d="M0 0c4202 0 7797 2186 7797 2186">
          <text:p/>
        </draw:path>
        <draw:path draw:style-name="gr1" draw:text-style-name="P1" draw:layer="layout" svg:width="7.791cm" svg:height="1.384cm" draw:transform="rotate (-2.3092451333137) translate (24.0230000465573cm 8.13500004237872cm)" svg:viewBox="0 0 7792 1385" svg:d="M0 0c4784 0 7792 1385 7792 1385">
          <text:p/>
        </draw:path>
        <draw:path draw:style-name="gr1" draw:text-style-name="P1" draw:layer="layout" svg:width="12.002cm" svg:height="1.379cm" draw:transform="rotate (-0.182910505609006) translate (5.95006750820802cm 10.8027170140733cm)" svg:viewBox="0 0 12003 1380" svg:d="M0 1380c6635 1 12003-1380 12003-1380">
          <text:p/>
        </draw:path>
        <draw:path draw:style-name="gr1" draw:text-style-name="P1" draw:layer="layout" svg:width="12.138cm" svg:height="2.141cm" draw:transform="rotate (0.0685914396033772) translate (11.8379999996168cm 6.85099999442199cm)" svg:viewBox="0 0 12139 2142" svg:d="M0 0c6447 0 12139 2142 12139 2142">
          <text:p/>
        </draw:path>
        <draw:path draw:style-name="gr1" draw:text-style-name="P1" draw:layer="layout" svg:width="5.555cm" svg:height="6.371cm" draw:transform="rotate (-1.65666652599302) translate (18.1865070038798cm 7.42149144149167cm)" svg:viewBox="0 0 5556 6372" svg:d="M0 6372c1421-333 4301-3832 5556-6372">
          <text:p/>
        </draw:path>
        <draw:path draw:style-name="gr1" draw:text-style-name="P1" draw:layer="layout" svg:width="16.213cm" svg:height="17.696cm" draw:transform="skewX (-0.383099770812755) rotate (-0.993790476085572) translate (16.6014035490327cm -3.47574965666919cm)" svg:viewBox="0 0 16214 17697" svg:d="M0 17697c11966-1055 20601-13930 13839-17697">
          <text:p/>
        </draw:path>
        <draw:custom-shape draw:style-name="gr2" draw:text-style-name="P2" draw:layer="layout" svg:width="0.799cm" svg:height="0.799cm" svg:x="5.36cm" svg:y="11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99cm" svg:height="0.799cm" svg:x="11.469cm" svg:y="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99cm" svg:height="0.799cm" svg:x="23.669cm" svg:y="7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99cm" svg:height="0.799cm" svg:x="17.328cm" svg:y="1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17cm" svg:height="5.757cm" svg:x="9.609cm" svg:y="4.097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4.517cm" svg:height="5.757cm" svg:x="3.615cm" svg:y="9.34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4.517cm" svg:height="5.757cm" svg:x="15.499cm" svg:y="9.857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draw:layer="layout" svg:width="4.517cm" svg:height="5.757cm" svg:x="21.855cm" svg:y="5.324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7T17:30:12.018386978</meta:creation-date>
    <dc:title>libre-office-draw-template</dc:title>
    <meta:editing-duration>PT1H20M56S</meta:editing-duration>
    <meta:editing-cycles>8</meta:editing-cycles>
    <meta:generator>LibreOffice/7.1.0.3$MacOSX_X86_64 LibreOffice_project/f6099ecf3d29644b5008cc8f48f42f4a40986e4c</meta:generator>
    <dc:date>2021-12-10T13:03:02.589509826</dc:date>
    <meta:document-statistic meta:object-count="14"/>
    <meta:template xlink:type="simple" xlink:actuate="onRequest" xlink:title="libre-office-draw-template" xlink:href="../../../../../Library/Application%20Support/LibreOffice/4/user/template/libre-office-draw-template.otg" meta:date="2021-12-07T17:30:11.552306201"/>
  </office:meta>
</office:document-meta>
</file>